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394cm" fo:min-width="1.578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296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504cm" fo:min-width="3.328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17cm" fo:min-width="2.04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449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476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3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9" style:family="graphic" style:parent-style-name="objectwithoutfill">
      <style:graphic-properties draw:fill="solid" draw:fill-color="#ffffff" draw:textarea-vertical-align="middle"/>
    </style:style>
    <style:style style:name="P1" style:family="paragraph">
      <style:paragraph-properties fo:text-align="start" style:writing-mode="lr-tb"/>
      <style:text-properties fo:font-size="12pt"/>
    </style:style>
    <style:style style:name="P2" style:family="paragraph">
      <loext:graphic-properties draw:fill="solid" draw:fill-color="#ffffff"/>
      <style:paragraph-properties fo:text-align="start" style:writing-mode="lr-tb"/>
      <style:text-properties fo:font-size="12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style:text-position="super 58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4" draw:style-name="gr1" draw:text-style-name="P2" xml:id="id10" draw:id="id10" draw:layer="layout" svg:width="3.302cm" svg:height="1.024cm" svg:x="25.13cm" svg:y="12.803cm">
          <text:p text:style-name="P1"><text:span text:style-name="T1">notify err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Shape1" draw:style-name="gr2" draw:text-style-name="P4" xml:id="id1" draw:id="id1" draw:layer="layout" svg:width="2.54cm" svg:height="1.016cm" svg:x="22.209cm" svg:y="1.254cm">
          <text:p text:style-name="P3"><text:span text:style-name="T1">dotHandl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3" draw:style-name="gr3" draw:text-style-name="P4" xml:id="id5" draw:id="id5" draw:layer="layout" svg:width="3.828cm" svg:height="0.754cm" svg:x="30.446cm" svg:y="7.397cm">
          <text:p text:style-name="P3"><text:span text:style-name="T1">DotOutstanding = 1</text:span></text:p>
          <draw:enhanced-geometry svg:viewBox="0 0 21600 21600" draw:type="rectangle" draw:enhanced-path="M 0 0 L 21600 0 21600 21600 0 21600 0 0 Z N"/>
        </draw:custom-shape>
        <draw:custom-shape draw:name="Shape2" draw:style-name="gr4" draw:text-style-name="P6" xml:id="id4" draw:id="id4" draw:layer="layout" svg:width="5.08cm" svg:height="1.731cm" svg:x="26.96cm" svg:y="5.261cm">
          <text:p text:style-name="P5"><text:span text:style-name="T1">Dot 1</text:span><text:span text:style-name="T2">st</text:span><text:span text:style-name="T1"> in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5" draw:id="id15" draw:layer="layout" svg:width="5.08cm" svg:height="1.731cm" svg:x="7.991cm" svg:y="11.325cm">
          <text:p text:style-name="P5"><text:span text:style-name="T1">Key was</text:span></text:p>
          <text:p text:style-name="P5"><text:span text:style-name="T1">backsp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3" draw:style-name="gr3" draw:text-style-name="P4" xml:id="id20" draw:id="id20" draw:layer="layout" svg:width="3.828cm" svg:height="0.754cm" svg:x="13.664cm" svg:y="17.242cm">
          <text:p text:style-name="P3"><text:span text:style-name="T1">RightDigitCnt = 1</text:span></text:p>
          <draw:enhanced-geometry svg:viewBox="0 0 21600 21600" draw:type="rectangle" draw:enhanced-path="M 0 0 L 21600 0 21600 21600 0 21600 0 0 Z N"/>
        </draw:custom-shape>
        <draw:custom-shape draw:name="Shape2" draw:style-name="gr4" draw:text-style-name="P6" xml:id="id23" draw:id="id23" draw:layer="layout" svg:width="5.08cm" svg:height="1.731cm" svg:x="3.803cm" svg:y="10.484cm">
          <text:p text:style-name="P5"><text:span text:style-name="T1">Calc d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7" draw:id="id17" draw:layer="layout" svg:width="5.08cm" svg:height="1.731cm" svg:x="15.859cm" svg:y="15.017cm">
          <text:p text:style-name="P5"><text:span text:style-name="T1">RightDigitCnt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6" draw:id="id16" draw:layer="layout" svg:width="5.08cm" svg:height="1.731cm" svg:x="11.835cm" svg:y="13.192cm">
          <text:p text:style-name="P5"><text:span text:style-name="T1">DotOutstanding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2" draw:id="id12" draw:layer="layout" svg:width="5.08cm" svg:height="1.731cm" svg:x="8.634cm" svg:y="7.025cm">
          <text:p text:style-name="P5"><text:span text:style-name="T1">Key</text:span></text:p>
          <text:p text:style-name="P5"><text:span text:style-name="T1">was + - x / % sqrt</text:span></text:p>
          <text:p text:style-name="P5"><text:span text:style-name="T1">Inv 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3" draw:id="id13" draw:layer="layout" svg:width="5.08cm" svg:height="1.731cm" svg:x="11.666cm" svg:y="8.881cm">
          <text:p text:style-name="P5"><text:span text:style-name="T1">Key was</text:span></text:p>
          <text:p text:style-name="P5"><text:span text:style-name="T1">chgSig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2" draw:id="id2" draw:layer="layout" svg:width="5.08cm" svg:height="1.731cm" svg:x="20.939cm" svg:y="3.46cm">
          <text:p text:style-name="P5"><text:span text:style-name="T1">Key press was a do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3" draw:id="id3" draw:layer="layout" svg:width="5.08cm" svg:height="1.731cm" svg:x="14.39cm" svg:y="5.198cm">
          <text:p text:style-name="P5"><text:span text:style-name="T1">Key press was</text:span></text:p>
          <text:p text:style-name="P5"><text:span text:style-name="T1">A numb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1" draw:id="id11" draw:layer="layout" svg:width="5.08cm" svg:height="1.731cm" svg:x="17.637cm" svg:y="7.397cm">
          <text:p text:style-name="P5"><text:span text:style-name="T1">dotOutstand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3" draw:style-name="gr3" draw:text-style-name="P4" xml:id="id24" draw:id="id24" draw:layer="layout" svg:width="3.828cm" svg:height="0.754cm" svg:x="1.263cm" svg:y="12.938cm">
          <text:p text:style-name="P3"><text:span text:style-name="T1">RightDigitsCnt = 0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19" draw:id="id19" draw:layer="layout" svg:width="3.828cm" svg:height="0.754cm" svg:x="20.2cm" svg:y="18.438cm">
          <text:p text:style-name="P3"><text:span text:style-name="T1">DotOutstanding = 0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18" draw:id="id18" draw:layer="layout" svg:width="3.828cm" svg:height="0.754cm" svg:x="20.215cm" svg:y="16.819cm">
          <text:p text:style-name="P3"><text:span text:style-name="T1">Del dot from LCD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14" draw:id="id14" draw:layer="layout" svg:width="3.828cm" svg:height="0.754cm" svg:x="15.914cm" svg:y="12.271cm">
          <text:p text:style-name="P3"><text:span text:style-name="T1">NOP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25" draw:id="id25" draw:layer="layout" svg:width="3.828cm" svg:height="0.754cm" svg:x="1.263cm" svg:y="14.843cm">
          <text:p text:style-name="P3"><text:span text:style-name="T1">DotOutstanding = 0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22" draw:id="id22" draw:layer="layout" svg:width="3.828cm" svg:height="0.754cm" svg:x="4.438cm" svg:y="8.786cm">
          <text:p text:style-name="P3"><text:span text:style-name="T1">Wait for calc_done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27" draw:id="id27" draw:layer="layout" svg:width="3.828cm" svg:height="0.754cm" svg:x="21.492cm" svg:y="11.199cm">
          <text:p text:style-name="P3"><text:span text:style-name="T1">RightDigitCnt ++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9" draw:id="id9" draw:layer="layout" svg:width="3.828cm" svg:height="0.754cm" svg:x="24.85cm" svg:y="9.294cm">
          <text:p text:style-name="P3"><text:span text:style-name="T1">NOP: duplicate dot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7" draw:id="id7" draw:layer="layout" svg:width="3.828cm" svg:height="0.754cm" svg:x="30.446cm" svg:y="11.668cm">
          <text:p text:style-name="P3"><text:span text:style-name="T1">Dot to LCD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6" draw:id="id6" draw:layer="layout" svg:width="3.828cm" svg:height="0.754cm" svg:x="30.446cm" svg:y="9.334cm">
          <text:p text:style-name="P3"><text:span text:style-name="T1">RightDigitsCnt = 0</text:span></text:p>
          <draw:enhanced-geometry svg:viewBox="0 0 21600 21600" draw:type="rectangle" draw:enhanced-path="M 0 0 L 21600 0 21600 21600 0 21600 0 0 Z N"/>
        </draw:custom-shape>
        <draw:custom-shape draw:name="Shape1" draw:style-name="gr5" draw:text-style-name="P4" xml:id="id8" draw:id="id8" draw:layer="layout" svg:width="2.755cm" svg:height="1.016cm" svg:x="30.993cm" svg:y="15.167cm">
          <text:p text:style-name="P3"><text:span text:style-name="T1">retu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6" draw:text-style-name="P4" xml:id="id26" draw:id="id26" draw:layer="layout" svg:width="2.794cm" svg:height="1.016cm" svg:x="1.771cm" svg:y="17.129cm">
          <text:p text:style-name="P3"><text:span text:style-name="T1">retu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5" draw:text-style-name="P4" xml:id="id21" draw:id="id21" draw:layer="layout" svg:width="2.755cm" svg:height="1.016cm" svg:x="14.19cm" svg:y="19.147cm">
          <text:p text:style-name="P3"><text:span text:style-name="T1">retu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7" draw:text-style-name="P4" xml:id="id28" draw:id="id28" draw:layer="layout" svg:width="2.628cm" svg:height="1.016cm" svg:x="22.121cm" svg:y="13.827cm">
          <text:p text:style-name="P3"><text:span text:style-name="T1">retu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23.479cm" svg:y1="2.27cm" svg:x2="23.479cm" svg:y2="3.46cm" draw:start-shape="id1" draw:start-glue-point="8" draw:end-shape="id2" draw:end-glue-point="4" svg:d="M23479 2270v1190" svg:viewBox="0 0 1 1191">
          <text:p/>
        </draw:connector>
        <draw:connector draw:style-name="gr8" draw:text-style-name="P7" draw:layer="layout" draw:type="lines" draw:line-skew="0cm -0.434cm" svg:x1="20.939cm" svg:y1="4.325cm" svg:x2="16.93cm" svg:y2="5.198cm" draw:start-shape="id2" draw:start-glue-point="5" draw:end-shape="id3" draw:end-glue-point="4" svg:d="M20939 4325h-501l-3508-63v936" svg:viewBox="0 0 4010 937">
          <text:p/>
        </draw:connector>
        <draw:connector draw:style-name="gr8" draw:text-style-name="P7" draw:layer="layout" draw:type="lines" draw:line-skew="0cm -0.457cm" svg:x1="26.019cm" svg:y1="4.325cm" svg:x2="29.5cm" svg:y2="5.261cm" draw:start-shape="id2" draw:start-glue-point="7" draw:end-shape="id4" draw:end-glue-point="4" svg:d="M26019 4325h502l2979-23v959" svg:viewBox="0 0 3482 960">
          <text:p/>
        </draw:connector>
        <draw:connector draw:style-name="gr8" draw:text-style-name="P7" draw:layer="layout" draw:type="lines" draw:line-skew="-0.173cm -0.562cm" svg:x1="32.04cm" svg:y1="6.126cm" svg:x2="32.36cm" svg:y2="7.397cm" draw:start-shape="id4" draw:start-glue-point="7" draw:end-shape="id5" draw:end-glue-point="0" svg:d="M32040 6126h329l-9 208v1063" svg:viewBox="0 0 330 1272">
          <text:p/>
        </draw:connector>
        <draw:connector draw:style-name="gr8" draw:text-style-name="P7" draw:layer="layout" draw:type="lines" svg:x1="32.36cm" svg:y1="8.151cm" svg:x2="32.36cm" svg:y2="9.334cm" draw:start-shape="id5" draw:start-glue-point="2" draw:end-shape="id6" draw:end-glue-point="0" svg:d="M32360 8151v501 181 501" svg:viewBox="0 0 1 1184">
          <text:p/>
        </draw:connector>
        <draw:connector draw:style-name="gr8" draw:text-style-name="P7" draw:layer="layout" draw:type="lines" svg:x1="32.36cm" svg:y1="10.088cm" svg:x2="32.36cm" svg:y2="11.668cm" draw:start-shape="id6" draw:start-glue-point="2" draw:end-shape="id7" draw:end-glue-point="0" svg:d="M32360 10088v501 578 501" svg:viewBox="0 0 1 1581">
          <text:p/>
        </draw:connector>
        <draw:connector draw:style-name="gr8" draw:text-style-name="P7" draw:layer="layout" draw:type="lines" svg:x1="32.36cm" svg:y1="12.422cm" svg:x2="32.371cm" svg:y2="15.167cm" draw:start-shape="id7" draw:start-glue-point="2" draw:end-shape="id8" draw:end-glue-point="4" svg:d="M32360 12422v501l11 1743v501" svg:viewBox="0 0 12 2746">
          <text:p/>
        </draw:connector>
        <draw:connector draw:style-name="gr8" draw:text-style-name="P7" draw:layer="layout" draw:type="lines" draw:line-skew="0.195cm" svg:x1="26.96cm" svg:y1="6.126cm" svg:x2="26.764cm" svg:y2="9.294cm" draw:start-shape="id4" draw:start-glue-point="5" draw:end-shape="id9" draw:end-glue-point="0" svg:d="M26960 6126h-306l110 2667v501" svg:viewBox="0 0 307 3169">
          <text:p/>
        </draw:connector>
        <draw:connector draw:style-name="gr8" draw:text-style-name="P7" draw:layer="layout" draw:type="lines" svg:x1="26.764cm" svg:y1="10.048cm" svg:x2="26.781cm" svg:y2="12.803cm" draw:start-shape="id9" draw:start-glue-point="2" draw:end-shape="id10" draw:end-glue-point="4" svg:d="M26764 10048v501l17 1753v501" svg:viewBox="0 0 18 2756">
          <text:p/>
        </draw:connector>
        <draw:connector draw:style-name="gr8" draw:text-style-name="P7" draw:layer="layout" draw:type="lines" draw:line-skew="1.403cm" svg:x1="26.781cm" svg:y1="13.827cm" svg:x2="30.993cm" svg:y2="15.675cm" draw:start-shape="id10" draw:start-glue-point="6" draw:end-shape="id8" draw:end-glue-point="6" svg:d="M26781 13827v1905l3710-57h502" svg:viewBox="0 0 4213 1906">
          <text:p/>
        </draw:connector>
        <draw:connector draw:style-name="gr8" draw:text-style-name="P7" draw:layer="layout" draw:type="lines" draw:line-skew="0.205cm" svg:x1="19.47cm" svg:y1="6.063cm" svg:x2="20.177cm" svg:y2="7.397cm" draw:start-shape="id3" draw:start-glue-point="7" draw:end-shape="id11" draw:end-glue-point="4" svg:d="M19470 6063h707v832 502" svg:viewBox="0 0 708 1335">
          <text:p/>
        </draw:connector>
        <draw:connector draw:style-name="gr8" draw:text-style-name="P7" draw:layer="layout" draw:type="lines" draw:line-skew="0cm -0.514cm" svg:x1="14.39cm" svg:y1="6.063cm" svg:x2="11.174cm" svg:y2="7.025cm" draw:start-shape="id3" draw:start-glue-point="5" draw:end-shape="id12" draw:end-glue-point="4" svg:d="M14390 6063h-501l-2715-54v1016" svg:viewBox="0 0 3217 1017">
          <text:p/>
        </draw:connector>
        <draw:connector draw:style-name="gr8" draw:text-style-name="P7" draw:layer="layout" draw:type="lines" draw:line-skew="0.514cm" svg:x1="16.746cm" svg:y1="9.746cm" svg:x2="17.828cm" svg:y2="12.271cm" draw:start-shape="id13" draw:start-glue-point="7" draw:end-shape="id14" draw:end-glue-point="0" svg:d="M16746 9746h1016l66 2024v501" svg:viewBox="0 0 1083 2526">
          <text:p/>
        </draw:connector>
        <draw:connector draw:style-name="gr8" draw:text-style-name="P7" draw:layer="layout" draw:type="lines" draw:line-skew="0cm -0.514cm" svg:x1="13.071cm" svg:y1="12.19cm" svg:x2="14.375cm" svg:y2="13.192cm" draw:start-shape="id15" draw:start-glue-point="7" draw:end-shape="id16" draw:end-glue-point="4" svg:d="M13071 12190h502l802-14v1016" svg:viewBox="0 0 1305 1017">
          <text:p/>
        </draw:connector>
        <draw:connector draw:style-name="gr8" draw:text-style-name="P7" draw:layer="layout" draw:type="lines" draw:line-skew="0cm -0.434cm" svg:x1="16.915cm" svg:y1="14.057cm" svg:x2="18.399cm" svg:y2="15.017cm" draw:start-shape="id16" draw:start-glue-point="7" draw:end-shape="id17" draw:end-glue-point="4" svg:d="M16915 14057h502l982 24v936" svg:viewBox="0 0 1485 961">
          <text:p/>
        </draw:connector>
        <draw:connector draw:style-name="gr8" draw:text-style-name="P7" draw:layer="layout" draw:type="lines" draw:line-skew="0.641cm" svg:x1="20.939cm" svg:y1="15.882cm" svg:x2="22.129cm" svg:y2="16.819cm" draw:start-shape="id17" draw:start-glue-point="7" draw:end-shape="id18" draw:end-glue-point="0" svg:d="M20939 15882h1143l47 436v501" svg:viewBox="0 0 1191 938">
          <text:p/>
        </draw:connector>
        <draw:connector draw:style-name="gr8" draw:text-style-name="P7" draw:layer="layout" draw:type="lines" svg:x1="22.129cm" svg:y1="17.573cm" svg:x2="22.114cm" svg:y2="18.438cm" draw:start-shape="id18" draw:start-glue-point="2" draw:end-shape="id19" draw:end-glue-point="0" svg:d="M22129 17573v501l-15-137v501" svg:viewBox="0 0 16 866">
          <text:p/>
        </draw:connector>
        <draw:connector draw:style-name="gr8" draw:text-style-name="P7" draw:layer="layout" draw:type="lines" draw:line-skew="0.207cm" svg:x1="15.859cm" svg:y1="15.882cm" svg:x2="15.578cm" svg:y2="17.242cm" draw:start-shape="id17" draw:start-glue-point="5" draw:end-shape="id20" draw:end-glue-point="0" svg:d="M15859 15882h-294l13 859v501" svg:viewBox="0 0 295 1361">
          <text:p/>
        </draw:connector>
        <draw:connector draw:style-name="gr8" draw:text-style-name="P7" draw:layer="layout" draw:type="lines" svg:x1="15.578cm" svg:y1="17.996cm" svg:x2="15.568cm" svg:y2="19.147cm" draw:start-shape="id20" draw:start-glue-point="2" draw:end-shape="id21" draw:end-glue-point="4" svg:d="M15578 17996v501l-10 149v501" svg:viewBox="0 0 11 1152">
          <text:p/>
        </draw:connector>
        <draw:connector draw:style-name="gr8" draw:text-style-name="P7" draw:layer="layout" draw:type="lines" draw:line-skew="0cm -0.388cm" svg:x1="8.621cm" svg:y1="7.873cm" svg:x2="6.352cm" svg:y2="8.786cm" draw:end-shape="id22" draw:end-glue-point="0" svg:d="M8621 7873l-2269 24v889" svg:viewBox="0 0 2270 914">
          <text:p/>
        </draw:connector>
        <draw:connector draw:style-name="gr8" draw:text-style-name="P7" draw:layer="layout" draw:type="lines" svg:x1="6.352cm" svg:y1="9.54cm" svg:x2="6.343cm" svg:y2="10.484cm" draw:start-shape="id22" draw:start-glue-point="2" draw:end-shape="id23" draw:end-glue-point="4" svg:d="M6352 9540v501l-9-59v502" svg:viewBox="0 0 10 945">
          <text:p/>
        </draw:connector>
        <draw:connector draw:style-name="gr8" draw:text-style-name="P7" draw:layer="layout" draw:type="lines" draw:line-skew="0cm -1.023cm" svg:x1="3.803cm" svg:y1="11.349cm" svg:x2="3.177cm" svg:y2="12.938cm" draw:end-shape="id24" draw:end-glue-point="0" svg:d="M3803 11349l-626 65v1524" svg:viewBox="0 0 627 1590">
          <text:p/>
        </draw:connector>
        <draw:connector draw:style-name="gr8" draw:text-style-name="P7" draw:layer="layout" draw:type="lines" svg:x1="3.177cm" svg:y1="13.692cm" svg:x2="3.177cm" svg:y2="14.843cm" draw:start-shape="id24" draw:start-glue-point="2" draw:end-shape="id25" draw:end-glue-point="0" svg:d="M3177 13692v501 149 501" svg:viewBox="0 0 1 1152">
          <text:p/>
        </draw:connector>
        <draw:connector draw:style-name="gr8" draw:text-style-name="P7" draw:layer="layout" draw:type="lines" svg:x1="3.177cm" svg:y1="15.597cm" svg:x2="3.168cm" svg:y2="17.129cm" draw:start-shape="id25" draw:start-glue-point="2" draw:end-shape="id26" svg:d="M3177 15597v501l-9 530v501" svg:viewBox="0 0 10 1533">
          <text:p/>
        </draw:connector>
        <draw:connector draw:style-name="gr8" draw:text-style-name="P7" draw:layer="layout" draw:type="lines" svg:x1="23.406cm" svg:y1="11.953cm" svg:x2="23.435cm" svg:y2="13.827cm" draw:start-shape="id27" draw:start-glue-point="2" draw:end-shape="id28" draw:end-glue-point="4" svg:d="M23406 11953v501l29 872v501" svg:viewBox="0 0 30 1875">
          <text:p/>
        </draw:connector>
        <draw:connector draw:style-name="gr8" draw:text-style-name="P7" draw:layer="layout" draw:type="lines" draw:line-skew="0.133cm" svg:x1="22.717cm" svg:y1="8.262cm" svg:x2="23.406cm" svg:y2="11.199cm" draw:start-shape="id11" draw:start-glue-point="7" draw:end-shape="id27" draw:end-glue-point="0" svg:d="M22717 8262h635l54 2436v501" svg:viewBox="0 0 690 2938">
          <text:p/>
        </draw:connector>
        <draw:connector draw:style-name="gr9" draw:text-style-name="P7" draw:layer="layout" draw:type="lines" draw:line-skew="0cm 0.624cm" svg:x1="8.883cm" svg:y1="11.349cm" svg:x2="8.266cm" svg:y2="9.163cm" draw:start-shape="id23" draw:start-glue-point="7" draw:end-shape="id22" draw:end-glue-point="1" svg:d="M8883 11349h502l6-2186h-1125" svg:viewBox="0 0 1126 2187">
          <text:p/>
        </draw:connector>
        <draw:connector draw:style-name="gr8" draw:text-style-name="P7" draw:layer="layout" draw:type="lines" draw:line-skew="0.442cm -0.934cm" svg:x1="19.742cm" svg:y1="12.648cm" svg:x2="22.121cm" svg:y2="14.335cm" draw:start-shape="id14" draw:start-glue-point="1" draw:end-shape="id28" draw:end-glue-point="6" svg:d="M19742 12648h943l1 1687h1435" svg:viewBox="0 0 2380 1688">
          <text:p/>
        </draw:connector>
        <draw:connector draw:style-name="gr8" draw:text-style-name="P7" draw:layer="layout" draw:type="lines" draw:line-skew="0cm 2.165cm" svg:x1="24.028cm" svg:y1="18.815cm" svg:x2="32.371cm" svg:y2="16.183cm" draw:start-shape="id19" draw:start-glue-point="1" draw:end-shape="id8" draw:end-glue-point="8" svg:d="M24028 18815h501l7842 35v-2667" svg:viewBox="0 0 8344 2668">
          <text:p/>
        </draw:connector>
        <draw:connector draw:style-name="gr8" draw:text-style-name="P7" draw:layer="layout" draw:type="lines" draw:line-skew="0cm -2.274cm" svg:x1="11.835cm" svg:y1="14.057cm" svg:x2="14.19cm" svg:y2="19.655cm" draw:start-shape="id16" draw:start-glue-point="5" draw:end-shape="id21" draw:end-glue-point="6" svg:d="M11835 14057h-501l80 5598h2776" svg:viewBox="0 0 2857 5599">
          <text:p/>
        </draw:connector>
        <draw:connector draw:style-name="gr8" draw:text-style-name="P7" draw:layer="layout" draw:type="lines" draw:line-skew="-0.697cm" svg:x1="11.666cm" svg:y1="9.746cm" svg:x2="10.531cm" svg:y2="11.325cm" draw:start-shape="id13" draw:start-glue-point="5" draw:end-shape="id15" draw:end-glue-point="4" svg:d="M11666 9746h-1198l63 1077v502" svg:viewBox="0 0 1199 1580">
          <text:p/>
        </draw:connector>
        <draw:connector draw:style-name="gr8" draw:text-style-name="P7" draw:layer="layout" draw:type="lines" draw:line-skew="-0.008cm" svg:x1="13.714cm" svg:y1="7.89cm" svg:x2="14.206cm" svg:y2="8.881cm" draw:start-shape="id12" draw:start-glue-point="7" draw:end-shape="id13" draw:end-glue-point="4" svg:d="M13714 7890h494l-2 489v502" svg:viewBox="0 0 495 99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_20_concav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5T12:49:22.244000000</meta:creation-date>
    <dc:date>2021-02-07T15:55:47.595000000</dc:date>
    <meta:editing-duration>PT32M34S</meta:editing-duration>
    <meta:editing-cycles>9</meta:editing-cycles>
    <meta:generator>LibreOffice/6.3.4.2$Windows_X86_64 LibreOffice_project/60da17e045e08f1793c57c00ba83cdfce946d0aa</meta:generator>
    <meta:print-date>2021-02-05T16:03:24.277000000</meta:print-date>
    <meta:document-statistic meta:object-count="60"/>
  </office:meta>
</office:document-meta>
</file>